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66cm" fo:margin-left="-0.042cm" table:align="left"/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5.662cm"/>
    </style:style>
    <style:style style:name="Table1.C" style:family="table-column">
      <style:table-column-properties style:column-width="5.6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Charis SI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span text:style-name="T1"><text:s text:c="11"/></text:span>AFLA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KONYA</text:p>
          </table:table-cell>
          <table:table-cell table:style-name="Table1.A2" office:value-type="string">
            <text:p text:style-name="P2"><text:span text:style-name="T2">NOTES/ASN</text:span> BAMBA</text:p>
          </table:table-cell>
          <table:table-cell table:style-name="Table1.C2" office:value-type="string">
            <text:p text:style-name="P2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nkets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foli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fwiafʋwa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bien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onflo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klanbi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la bi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la wogy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ɔnkɔma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bwibwi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ma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ɔwirɛfl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odofl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sap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aw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yabhɩ (fʋtʋtʋ, pɛpɛ,bibi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odogol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ʋnkp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ʋmawakʋt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ʋnswɛ (pɛpɛ,nymhɛ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gyʋgyʋr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klɛyihɛl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otod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sʋo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toboka, apwɛafita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lotimans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pɛp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utʋt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ulʋnfɔl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kplɛkpb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ofɔnkrum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antakplam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ɛp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impolik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kwaɩtɔ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es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8"/><text:span text:style-name="T3">GBEDELƆ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KONYA</text:p>
          </table:table-cell>
          <table:table-cell table:style-name="Table1.A2" office:value-type="string">
            <text:p text:style-name="P2">NOTES/ ASƲN BAMBA</text:p>
          </table:table-cell>
          <table:table-cell table:style-name="Table1.C2" office:value-type="string">
            <text:p text:style-name="P2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gya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gyo ɔkwlɛ bi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saafi lafwɩ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nwun ma ɩn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egyi mu nkulɛ n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medwu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u ansɩtɔ layint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dɛ atɔkla afut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nwʋntɔ layint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nwunt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aw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11"/><text:span text:style-name="T4">ƆMƐ / ƐMƐ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KONYA</text:p>
          </table:table-cell>
          <table:table-cell table:style-name="Table1.A2" office:value-type="string">
            <text:p text:style-name="P2">NOTES/ASƲN BAMBA</text:p>
          </table:table-cell>
          <table:table-cell table:style-name="Table1.C2" office:value-type="string">
            <text:p text:style-name="P2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adʋ oy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akplɩ </text:p>
          </table:table-cell>
          <table:table-cell table:style-name="Table1.A2" office:value-type="string">
            <text:p text:style-name="Table_20_Contents">Ɔlakwɩɩ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na odwinsu</text:p>
          </table:table-cell>
          <table:table-cell table:style-name="Table1.A2" office:value-type="string">
            <text:p text:style-name="Table_20_Contents">Ɔdɛ ɔmɛ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pu lafa</text:p>
          </table:table-cell>
          <table:table-cell table:style-name="Table1.A2" office:value-type="string">
            <text:p text:style-name="Table_20_Contents">ɔlakwɩ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Ɛmatɔ, (akwɩɩtɔ)</text:p>
          </table:table-cell>
          <table:table-cell table:style-name="Table1.A2" office:value-type="string">
            <text:p text:style-name="Table_20_Contents">Bapʋ obitsitsa si akwɩɩtɔya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rada (akwɩɩtɔ kpatɔ)</text:p>
          </table:table-cell>
          <table:table-cell table:style-name="Table1.A2" office:value-type="string">
            <text:p text:style-name="Table_20_Contents">Atrada labu (ɔha lawʋ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atswɩnkɩ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ɔ latsitsasi ɔlɔ</text:p>
          </table:table-cell>
          <table:table-cell table:style-name="Table1.A2" office:value-type="string">
            <text:p text:style-name="Table_20_Contents">Ɔha lakwɩ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tsu latsitsasi ɔlɔ</text:p>
          </table:table-cell>
          <table:table-cell table:style-name="Table1.A2" office:value-type="string">
            <text:p text:style-name="Table_20_Contents">Ɔha lakɩɩ omeenya obi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Ɛmɛsʋ bu</text:p>
          </table:table-cell>
          <table:table-cell table:style-name="Table1.A2" office:value-type="string">
            <text:p text:style-name="Table_20_Contents">Ɔdɛ ɔmɛ obugya ɔdɛ nʋ wʋ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8"/><text:span text:style-name="T4">IKPƖ ADA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KONYA</text:p>
          </table:table-cell>
          <table:table-cell table:style-name="Table1.A2" office:value-type="string">
            <text:p text:style-name="P2">NOTES / ASƲN BAMBA</text:p>
          </table:table-cell>
          <table:table-cell table:style-name="Table1.C2" office:value-type="string">
            <text:p text:style-name="P2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sʋamp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bagbayoyo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loklʋnb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lokʋb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y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kande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ediako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framanf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tʋbʋw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6"/><text:span text:style-name="T3">ASƲMA ADA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KONYA</text:p>
          </table:table-cell>
          <table:table-cell table:style-name="Table1.A2" office:value-type="string">
            <text:p text:style-name="P2">NOTES/ ASƲN BAMBA</text:p>
          </table:table-cell>
          <table:table-cell table:style-name="Table1.C2" office:value-type="string">
            <text:p text:style-name="P2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yabun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mbr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ɔy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gyim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imbo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kpatakpla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lemahe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akaku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sankl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11"/><text:span text:style-name="T4"><text:s/>BƲLƖ DAƖ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KONYA</text:p>
          </table:table-cell>
          <table:table-cell table:style-name="Table1.A2" office:value-type="string">
            <text:p text:style-name="P2">NOTES / ASƲN BAMBA</text:p>
          </table:table-cell>
          <table:table-cell table:style-name="Table1.C2" office:value-type="string">
            <text:p text:style-name="P2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iad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ʋpis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ʋlʋ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ʋlɩtɔ agyop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sw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ʋ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kpanpɩt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13"/><text:span text:style-name="T4"><text:s/>BUUN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KONYA</text:p>
          </table:table-cell>
          <table:table-cell table:style-name="Table1.A2" office:value-type="string">
            <text:p text:style-name="P2">NOTES / ASƲN BAMBA</text:p>
          </table:table-cell>
          <table:table-cell table:style-name="Table1.C2" office:value-type="string">
            <text:p text:style-name="P2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klʋ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Y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ɔ a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t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wad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tonklo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ts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ɛp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is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yankpʋs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at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yie wutɩ (plama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ɔs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las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suns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ɔnɔs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p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<text:s text:c="3"/>NTSANSƲ ATƆMN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KONYA </text:p>
          </table:table-cell>
          <table:table-cell table:style-name="Table1.A2" office:value-type="string">
            <text:p text:style-name="P2">NOTES ASƲN BAMBA</text:p>
          </table:table-cell>
          <table:table-cell table:style-name="Table1.C2" office:value-type="string">
            <text:p text:style-name="P2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ɛpɛ </text:p>
          </table:table-cell>
          <table:table-cell table:style-name="Table1.A2" office:value-type="string">
            <text:p text:style-name="Table_20_Contents">Olitɔɔlɛpc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kami <text:s/>ɔlɛpɛ</text:p>
          </table:table-cell>
          <table:table-cell table:style-name="Table1.A2" office:value-type="string">
            <text:p text:style-name="Table_20_Contents">Olitɔɔlɛpc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sɩayin ɔlɛpɛ</text:p>
          </table:table-cell>
          <table:table-cell table:style-name="Table1.A2" office:value-type="string">
            <text:p text:style-name="Table_20_Contents">Olitɔɔlɛpc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lepɛt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lepɛ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kami ɔlɛpɛ(ɩfa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Semantic Domain................................. <text:s text:c="12"/>Date......2/11/2012............. <text:s text:c="6"/>No........</text:p>
        <text:p text:style-name="Header"/>
        <text:p text:style-name="Header">Recorder......OFORI.................... <text:s text:c="20"/>Glossed................................................</text:p>
        <text:p text:style-name="Header"/>
        <text:p text:style-name="Header">Keyboarded....LINDA..................... <text:s text:c="16"/>File Name.......................filed on EL PC dict folder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1:12:27</meta:creation-date>
    <dc:title>BalsaDefault</dc:title>
    <meta:editing-duration>PT1H10M57S</meta:editing-duration>
    <meta:editing-cycles>8</meta:editing-cycles>
    <meta:generator>LibreOffice/3.5$Linux_x86 LibreOffice_project/350m1$Build-2</meta:generator>
    <dc:date>2012-11-08T14:47:36</dc:date>
    <meta:document-statistic meta:table-count="1" meta:image-count="0" meta:object-count="0" meta:page-count="13" meta:paragraph-count="152" meta:word-count="250" meta:character-count="1880" meta:non-whitespace-character-count="1587"/>
    <meta:template xlink:type="simple" xlink:actuate="onRequest" xlink:title="BalsaDefault" xlink:href="../../.config/libreoffice/3/user/template/BalsaDefault.ott" meta:date="2012-11-02T11:12:26"/>
  </office:meta>
</office:document-meta>
</file>